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9.7pt"/>
    </style:style>
    <style:style style:name="co2" style:family="table-column">
      <style:table-column-properties fo:break-before="auto" style:column-width="99.81pt"/>
    </style:style>
    <style:style style:name="co3" style:family="table-column">
      <style:table-column-properties fo:break-before="auto" style:column-width="105.99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72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Joint Name</text:p>
          </table:table-cell>
          <table:table-cell table:style-name="ce1" office:value-type="string" calcext:value-type="string">
            <text:p>Upper position limits</text:p>
          </table:table-cell>
          <table:table-cell table:style-name="ce1" office:value-type="string" calcext:value-type="string">
            <text:p>Lower position limits: </text:p>
          </table:table-cell>
          <table:table-cell table:style-name="ce1" office:value-type="string" calcext:value-type="string">
            <text:p>Velocity limits: </text:p>
          </table:table-cell>
          <table:table-cell table:style-name="ce1" office:value-type="string" calcext:value-type="string">
            <text:p>Torque limits: </text:p>
          </table:table-cell>
        </table:table-row>
        <table:table-row table:style-name="ro1">
          <table:table-cell office:value-type="string" calcext:value-type="string">
            <text:p>BodyPitch</text:p>
          </table:table-cell>
          <table:table-cell office:value-type="float" office:value="0.489" calcext:value-type="float">
            <text:p>0.489</text:p>
          </table:table-cell>
          <table:table-cell office:value-type="float" office:value="-0.367" calcext:value-type="float">
            <text:p>-0.367</text:p>
          </table:table-cell>
          <table:table-cell office:value-type="float" office:value="2.321" calcext:value-type="float">
            <text:p>2.32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odyRoll</text:p>
          </table:table-cell>
          <table:table-cell office:value-type="float" office:value="0.402" calcext:value-type="float">
            <text:p>0.402</text:p>
          </table:table-cell>
          <table:table-cell office:value-type="float" office:value="-0.402" calcext:value-type="float">
            <text:p>-0.402</text:p>
          </table:table-cell>
          <table:table-cell office:value-type="float" office:value="2.321" calcext:value-type="float">
            <text:p>2.32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odyYaw</text:p>
          </table:table-cell>
          <table:table-cell office:value-type="float" office:value="0.523567" calcext:value-type="float">
            <text:p>0.523567</text:p>
          </table:table-cell>
          <table:table-cell office:value-type="float" office:value="-0.523567" calcext:value-type="float">
            <text:p>-0.523567</text:p>
          </table:table-cell>
          <table:table-cell office:value-type="float" office:value="1.8326" calcext:value-type="float">
            <text:p>1.83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LShoulder1</text:p>
          </table:table-cell>
          <table:table-cell office:value-type="float" office:value="3.0543" calcext:value-type="float">
            <text:p>3.0543</text:p>
          </table:table-cell>
          <table:table-cell office:value-type="float" office:value="-3.0543" calcext:value-type="float">
            <text:p>-3.0543</text:p>
          </table:table-cell>
          <table:table-cell office:value-type="float" office:value="1.8326" calcext:value-type="float">
            <text:p>1.832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ALShoulder2</text:p>
          </table:table-cell>
          <table:table-cell office:value-type="float" office:value="1.571" calcext:value-type="float">
            <text:p>1.571</text:p>
          </table:table-cell>
          <table:table-cell office:value-type="float" office:value="-0.5236" calcext:value-type="float">
            <text:p>-0.5236</text:p>
          </table:table-cell>
          <table:table-cell office:value-type="float" office:value="1.8326" calcext:value-type="float">
            <text:p>1.832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ALShoulder3</text:p>
          </table:table-cell>
          <table:table-cell office:value-type="float" office:value="3.0543" calcext:value-type="float">
            <text:p>3.0543</text:p>
          </table:table-cell>
          <table:table-cell office:value-type="float" office:value="-3.0543" calcext:value-type="float">
            <text:p>-3.0543</text:p>
          </table:table-cell>
          <table:table-cell office:value-type="float" office:value="1.8326" calcext:value-type="float">
            <text:p>1.83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RShoulder1</text:p>
          </table:table-cell>
          <table:table-cell office:value-type="float" office:value="3.0543" calcext:value-type="float">
            <text:p>3.0543</text:p>
          </table:table-cell>
          <table:table-cell office:value-type="float" office:value="-3.0543" calcext:value-type="float">
            <text:p>-3.0543</text:p>
          </table:table-cell>
          <table:table-cell office:value-type="float" office:value="1.8326" calcext:value-type="float">
            <text:p>1.832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ARShoulder2</text:p>
          </table:table-cell>
          <table:table-cell office:value-type="float" office:value="0.5236" calcext:value-type="float">
            <text:p>0.5236</text:p>
          </table:table-cell>
          <table:table-cell office:value-type="float" office:value="-1.571" calcext:value-type="float">
            <text:p>-1.571</text:p>
          </table:table-cell>
          <table:table-cell office:value-type="float" office:value="1.8326" calcext:value-type="float">
            <text:p>1.832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ARShoulder3</text:p>
          </table:table-cell>
          <table:table-cell office:value-type="float" office:value="3.0543" calcext:value-type="float">
            <text:p>3.0543</text:p>
          </table:table-cell>
          <table:table-cell office:value-type="float" office:value="-3.0543" calcext:value-type="float">
            <text:p>-3.0543</text:p>
          </table:table-cell>
          <table:table-cell office:value-type="float" office:value="1.8326" calcext:value-type="float">
            <text:p>1.83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LLHip1</text:p>
          </table:table-cell>
          <table:table-cell office:value-type="float" office:value="0.7854" calcext:value-type="float">
            <text:p>0.7854</text:p>
          </table:table-cell>
          <table:table-cell office:value-type="float" office:value="-0.7854" calcext:value-type="float">
            <text:p>-0.7854</text:p>
          </table:table-cell>
          <table:table-cell office:value-type="float" office:value="1.8326" calcext:value-type="float">
            <text:p>1.832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LLHip2</text:p>
          </table:table-cell>
          <table:table-cell office:value-type="float" office:value="0.8727" calcext:value-type="float">
            <text:p>0.8727</text:p>
          </table:table-cell>
          <table:table-cell office:value-type="float" office:value="-0.4363" calcext:value-type="float">
            <text:p>-0.4363</text:p>
          </table:table-cell>
          <table:table-cell office:value-type="float" office:value="1.8326" calcext:value-type="float">
            <text:p>1.832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LLHip3</text:p>
          </table:table-cell>
          <table:table-cell office:value-type="float" office:value="0.28" calcext:value-type="float">
            <text:p>0.28</text:p>
          </table:table-cell>
          <table:table-cell office:value-type="float" office:value="-1.16" calcext:value-type="float">
            <text:p>-1.16</text:p>
          </table:table-cell>
          <table:table-cell office:value-type="float" office:value="2.321" calcext:value-type="float">
            <text:p>2.321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LLKnee</text:p>
          </table:table-cell>
          <table:table-cell office:value-type="float" office:value="1.43" calcext:value-type="float">
            <text:p>1.43</text:p>
          </table:table-cell>
          <table:table-cell office:value-type="float" office:value="-0.026" calcext:value-type="float">
            <text:p>-0.026</text:p>
          </table:table-cell>
          <table:table-cell office:value-type="float" office:value="4.642" calcext:value-type="float">
            <text:p>4.642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LLAnkleRoll</text:p>
          </table:table-cell>
          <table:table-cell office:value-type="float" office:value="0.99483767" calcext:value-type="float">
            <text:p>0.99483767</text:p>
          </table:table-cell>
          <table:table-cell office:value-type="float" office:value="-0.99483767" calcext:value-type="float">
            <text:p>-0.99483767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LLAnklePitch</text:p>
          </table:table-cell>
          <table:table-cell office:value-type="float" office:value="0.78539816" calcext:value-type="float">
            <text:p>0.78539816</text:p>
          </table:table-cell>
          <table:table-cell office:value-type="float" office:value="-0.89884456" calcext:value-type="float">
            <text:p>-0.89884456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LRHip1</text:p>
          </table:table-cell>
          <table:table-cell office:value-type="float" office:value="0.7854" calcext:value-type="float">
            <text:p>0.7854</text:p>
          </table:table-cell>
          <table:table-cell office:value-type="float" office:value="-0.7854" calcext:value-type="float">
            <text:p>-0.7854</text:p>
          </table:table-cell>
          <table:table-cell office:value-type="float" office:value="1.8326" calcext:value-type="float">
            <text:p>1.832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LRHip2</text:p>
          </table:table-cell>
          <table:table-cell office:value-type="float" office:value="0.4363" calcext:value-type="float">
            <text:p>0.4363</text:p>
          </table:table-cell>
          <table:table-cell office:value-type="float" office:value="-0.8727" calcext:value-type="float">
            <text:p>-0.8727</text:p>
          </table:table-cell>
          <table:table-cell office:value-type="float" office:value="1.8326" calcext:value-type="float">
            <text:p>1.832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LRHip3</text:p>
          </table:table-cell>
          <table:table-cell office:value-type="float" office:value="0.28" calcext:value-type="float">
            <text:p>0.28</text:p>
          </table:table-cell>
          <table:table-cell office:value-type="float" office:value="-1.16" calcext:value-type="float">
            <text:p>-1.16</text:p>
          </table:table-cell>
          <table:table-cell office:value-type="float" office:value="2.321" calcext:value-type="float">
            <text:p>2.321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LRKnee</text:p>
          </table:table-cell>
          <table:table-cell office:value-type="float" office:value="1.43" calcext:value-type="float">
            <text:p>1.43</text:p>
          </table:table-cell>
          <table:table-cell office:value-type="float" office:value="-0.026" calcext:value-type="float">
            <text:p>-0.026</text:p>
          </table:table-cell>
          <table:table-cell office:value-type="float" office:value="4.642" calcext:value-type="float">
            <text:p>4.642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LRAnkleRoll</text:p>
          </table:table-cell>
          <table:table-cell office:value-type="float" office:value="0.99483767" calcext:value-type="float">
            <text:p>0.99483767</text:p>
          </table:table-cell>
          <table:table-cell office:value-type="float" office:value="-0.99483767" calcext:value-type="float">
            <text:p>-0.99483767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LRAnklePitch</text:p>
          </table:table-cell>
          <table:table-cell office:value-type="float" office:value="0.78539816" calcext:value-type="float">
            <text:p>0.78539816</text:p>
          </table:table-cell>
          <table:table-cell office:value-type="float" office:value="-0.89884456" calcext:value-type="float">
            <text:p>-0.89884456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7T11:15:03.690418912</meta:creation-date>
    <dc:date>2020-11-27T11:18:08.832883407</dc:date>
    <meta:editing-duration>PT3M5S</meta:editing-duration>
    <meta:editing-cycles>2</meta:editing-cycles>
    <meta:generator>LibreOffice/6.0.7.3$Linux_X86_64 LibreOffice_project/00m0$Build-3</meta:generator>
    <meta:document-statistic meta:table-count="1" meta:cell-count="110" meta:object-count="0"/>
  </office:meta>
</office:document-meta>
</file>